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BE6BBE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69EB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0BE695F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3" office:value-type="string">
            <text:p>0xBE73FE</text:p>
          </table:table-cell>
          <table:table-cell table:style-name="ce34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19F</text:p>
          </table:table-cell>
          <table:table-cell table:style-name="ce34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22B</text:p>
          </table:table-cell>
          <table:table-cell table:style-name="ce34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3" office:value-type="string">
            <text:p>byte</text:p>
          </table:table-cell>
          <table:table-cell table:style-name="ce35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 table:style-name="ce23"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0" office:value-type="string">
            <text:p>0x13A466C</text:p>
          </table:table-cell>
          <table:table-cell table:style-name="ce34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13A882C</text:p>
          </table:table-cell>
          <table:table-cell table:style-name="ce34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4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4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4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4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4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4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4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4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4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4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4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4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4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4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4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6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Level u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ActionEventInfo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1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1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2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2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2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7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3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3"/>
          <table:table-cell table:style-name="ce31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7">
          <table:table-cell/>
          <table:table-cell table:style-name="ce33" office:value-type="string">
            <text:p>+0x00C8</text:p>
          </table:table-cell>
          <table:table-cell table:style-name="ce31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7">
          <table:table-cell/>
          <table:table-cell table:style-name="ce33" office:value-type="string">
            <text:p>+0x00D0</text:p>
          </table:table-cell>
          <table:table-cell table:style-name="ce31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7">
          <table:table-cell/>
          <table:table-cell table:style-name="ce33" office:value-type="string">
            <text:p>+0x00D4</text:p>
          </table:table-cell>
          <table:table-cell table:style-name="ce31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7">
          <table:table-cell/>
          <table:table-cell table:style-name="ce33" office:value-type="string">
            <text:p>+0x00D8</text:p>
          </table:table-cell>
          <table:table-cell table:style-name="ce31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3"/>
          <table:table-cell table:style-name="ce31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3">
          <table:table-cell table:style-name="ce19" table:number-columns-repeated="2"/>
          <table:table-cell table:number-columns-repeated="1022"/>
        </table:table-row>
        <table:table-row table:style-name="ro3" table:number-rows-repeated="10475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2017-07-13</text:date>, <text:time>16:4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7-13T16:41:18.30</dc:date>
    <meta:editing-duration>P12DT11H49M14S</meta:editing-duration>
    <meta:editing-cycles>511</meta:editing-cycles>
    <meta:generator>OpenOffice/4.1.3$Win32 OpenOffice.org_project/413m1$Build-9783</meta:generator>
    <dc:creator>LH </dc:creator>
    <meta:document-statistic meta:table-count="12" meta:cell-count="3504" meta:object-count="0"/>
  </office:meta>
</office:document-meta>
</file>